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013B1F1D591ADC8D.jpg" manifest:media-type="image/jpeg"/>
  <manifest:file-entry manifest:full-path="Pictures/10000000000000690000002D9CC1BA9232F1DB8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0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1" style:family="paragraph" style:parent-style-name="Standard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14" style:family="paragraph" style:parent-style-name="Standard">
      <style:text-properties fo:color="#000000" style:font-name="Arial" fo:font-size="10pt" fo:font-style="italic" officeooo:rsid="0013fd1c" officeooo:paragraph-rsid="0013fd1c" style:font-size-asian="10pt" style:font-style-asian="italic" style:font-name-complex="Arial" style:font-size-complex="10pt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16" style:family="paragraph" style:parent-style-name="Standard">
      <style:text-properties fo:color="#000000" style:font-name="Arial" fo:font-size="10pt" fo:font-style="italic" officeooo:paragraph-rsid="0013fd1c" style:font-size-asian="10pt" style:font-style-asian="italic" style:font-name-complex="Arial" style:font-size-complex="10pt"/>
    </style:style>
    <style:style style:name="P17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8" style:family="paragraph" style:parent-style-name="Footer">
      <style:text-properties style:font-size-complex="10pt"/>
    </style:style>
    <style:style style:name="P19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20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21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22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3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4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5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6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27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e738b" officeooo:paragraph-rsid="001e738b" style:font-size-asian="11pt" style:font-name-complex="Arial" style:font-size-complex="11pt"/>
    </style:style>
    <style:style style:name="P28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0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1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2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officeooo:rsid="001e738b" officeooo:paragraph-rsid="001e738b" style:font-size-asian="10pt" style:font-style-asian="italic" style:font-name-complex="Arial" style:font-size-complex="10pt"/>
    </style:style>
    <style:style style:name="P33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officeooo:paragraph-rsid="0013fd1c"/>
    </style:style>
    <style:style style:name="P34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35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36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37" style:family="paragraph" style:parent-style-name="Standard">
      <style:paragraph-properties fo:margin-left="0.762cm" fo:margin-right="-0.041cm" fo:text-indent="-0.762cm" style:auto-text-indent="false"/>
      <style:text-properties fo:font-size="12pt" fo:language="pt" fo:country="BR" fo:font-weight="normal" officeooo:rsid="00146e88" officeooo:paragraph-rsid="00146e88" style:font-size-asian="12pt" style:font-weight-asian="normal" style:font-name-complex="Arial" style:font-size-complex="12pt"/>
    </style:style>
    <style:style style:name="P38" style:family="paragraph" style:parent-style-name="Standard">
      <style:paragraph-properties fo:margin-left="0.762cm" fo:margin-right="-0.041cm" fo:text-indent="-0.762cm" style:auto-text-indent="false"/>
      <style:text-properties fo:color="#0000ff" style:font-name="Arial" fo:font-size="10pt" fo:language="pt" fo:country="BR" fo:font-style="italic" fo:font-weight="normal" officeooo:rsid="00146e88" officeooo:paragraph-rsid="00146e88" style:font-size-asian="10pt" style:font-style-asian="italic" style:font-weight-asian="normal" style:font-name-complex="Arial" style:font-size-complex="10pt"/>
    </style:style>
    <style:style style:name="P39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0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officeooo:paragraph-rsid="00146e88" style:font-size-asian="12pt" style:font-weight-asian="normal" style:font-name-complex="Arial" style:font-size-complex="12pt"/>
    </style:style>
    <style:style style:name="P41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2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officeooo:rsid="0018cb22" officeooo:paragraph-rsid="0018cb22" style:font-size-asian="10pt" style:font-style-asian="italic" style:font-name-complex="Arial" style:font-size-complex="10pt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fo:font-size="12pt" fo:language="pt" fo:country="BR" fo:font-weight="normal" officeooo:rsid="00146e88" style:font-size-asian="12pt" style:font-weight-asian="normal" style:font-name-complex="Arial" style:font-size-complex="12pt"/>
    </style:style>
    <style:style style:name="T6" style:family="text">
      <style:text-properties fo:font-size="12pt" fo:language="pt" fo:country="BR" fo:font-weight="normal" officeooo:rsid="0013fd1c" style:font-size-asian="12pt" style:font-weight-asian="normal" style:font-name-complex="Arial" style:font-size-complex="12pt"/>
    </style:style>
    <style:style style:name="T7" style:family="text">
      <style:text-properties officeooo:rsid="0018cb22"/>
    </style:style>
    <style:style style:name="T8" style:family="text">
      <style:text-properties officeooo:rsid="0022e174"/>
    </style:style>
    <style:style style:name="T9" style:family="text">
      <style:text-properties officeooo:rsid="00253fd7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4">TERMO DE ABERTURA</text:span><text:span text:style-name="T3"> DO PROJETO</text:span></text:p>
      <text:p text:style-name="P21"/>
      <text:p text:style-name="P20">Identificação do Projeto</text:p>
      <text:p text:style-name="P1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14">HemoSystem</text:p>
          </table:table-cell>
        </table:table-row>
      </table:table>
      <text:p text:style-name="P19"/>
      <text:p text:style-name="P20">Histórico de Registro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Versão</text:p>
          </table:table-cell>
          <table:table-cell table:style-name="Table2.A1" office:value-type="string">
            <text:p text:style-name="P11">Data</text:p>
          </table:table-cell>
          <table:table-cell table:style-name="Table2.A1" office:value-type="string">
            <text:p text:style-name="P11">Autor</text:p>
          </table:table-cell>
          <table:table-cell table:style-name="Table2.D1" office:value-type="string">
            <text:p text:style-name="P11">Descrição</text:p>
          </table:table-cell>
        </table:table-row>
        <table:table-row table:style-name="Table2.1">
          <table:table-cell table:style-name="Table2.A1" office:value-type="string">
            <text:p text:style-name="P13">1.0</text:p>
          </table:table-cell>
          <table:table-cell table:style-name="Table2.A1" office:value-type="string">
            <text:p text:style-name="P14">23/08/2016</text:p>
          </table:table-cell>
          <table:table-cell table:style-name="Table2.A1" office:value-type="string">
            <text:p text:style-name="P14">Marco</text:p>
          </table:table-cell>
          <table:table-cell table:style-name="Table2.D1" office:value-type="string">
            <text:p text:style-name="P12">Elaboração do documento</text:p>
          </table:table-cell>
        </table:table-row>
        <table:table-row table:style-name="Table2.1">
          <table:table-cell table:style-name="Table2.A1" office:value-type="string">
            <text:p text:style-name="P15">{1.1}</text:p>
          </table:table-cell>
          <table:table-cell table:style-name="Table2.A1" office:value-type="string">
            <text:p text:style-name="P14">2<text:span text:style-name="T9">4</text:span>/08/2019</text:p>
          </table:table-cell>
          <table:table-cell table:style-name="Table2.A1" office:value-type="string">
            <text:p text:style-name="P14">Marco</text:p>
          </table:table-cell>
          <table:table-cell table:style-name="Table2.D1" office:value-type="string">
            <text:p text:style-name="P16">Elaboração do documento</text:p>
          </table:table-cell>
        </table:table-row>
      </table:table>
      <text:p text:style-name="P24"/>
      <text:h text:style-name="P39" text:outline-level="1">Justificativa</text:h>
      <text:p text:style-name="P33"><text:span text:style-name="T6">A doação de sangue feita pelo centro de doadores de sangue é um processo metódico que precisa ser muito bem controlado para não haver divergencias na coleta. É muito importante saber a quem pertence cada </text:span><text:span text:style-name="T5">bolsa coletada, porém mantendo o sigilo. </text:span><text:span text:style-name="T6"><text:s/></text:span><text:span text:style-name="T5">Com o sistema de gerenciamento será possível que todas a pessoas envolvidas na coleta tinham acesso aos dados necessários simultaneamente, agilizando e certificanto que o processo não tenha falhas.</text:span></text:p>
      <text:h text:style-name="P40" text:outline-level="1">Objetivo do Projeto</text:h>
      <text:p text:style-name="P37">O sistema deve gerenciar todas as fases da doação de sangue. As fases são as seguintes, registrar e manter atualizado o cadastro do doador, adicionar os dados da triagem ao cadastro do doador, adicionar o número da bolsa de sangue e por ultimo gerenciar o estoque das bolsas de sangue.</text:p>
      <text:p text:style-name="P38"/>
      <text:h text:style-name="P41" text:outline-level="1">Alinhamento Estratégico</text:h>
      <text:p text:style-name="P31">{Relacionar com quais objetivos do Planejamento Estratégico vigente o projeto está contribuindo. Podem ser citados objetivos estratégicos corporativos ou setoriais desde que identificados.}</text:p>
      <text:p text:style-name="P29"/>
      <text:h text:style-name="P39" text:outline-level="1">Responsabilidades e Partes Interessadas</text:h>
      <text:p text:style-name="P31">{Descrever quais as unidades administrativas estão envolvidas na execução do projeto com um breve relato das responsabilidades de cada uma. Todas as áreas informadas receberão cópia deste documento.}</text:p>
      <text:p text:style-name="P30"/>
      <text:h text:style-name="P39" text:outline-level="1">Escopo</text:h>
      <text:p text:style-name="P31">{Descrever os resultados esperados e produzidos no projeto como, por exemplo, os produtos e serviços a serem entregues, a documentação elaborada.}</text:p>
      <text:p text:style-name="P30"/>
      <text:h text:style-name="P39" text:outline-level="1">Restrições</text:h>
      <text:p text:style-name="P31">{Restrições são condições ou situações que limitam seu planejamento e desenvolvimento e não podem ser eliminadas ou alteradas no decorrer do projeto. Devem ser descritas em tópicos e acompanhadas de metas valoradas. Ex.: Orçamento predefinido ou datas impostas.}</text:p>
      <text:p text:style-name="P30"><text:soft-page-break/></text:p>
      <text:h text:style-name="P39" text:outline-level="1">Riscos Iniciais</text:h>
      <text:p text:style-name="P31">{Relacionar em tópicos os riscos iniciais identificados no projeto.}</text:p>
      <text:p text:style-name="P29"/>
      <text:h text:style-name="P39" text:outline-level="1">Tempo Estimado</text:h>
      <text:p text:style-name="P42">Tempo para execução do projeto são aproximadamente 16 semanas.</text:p>
      <text:p text:style-name="P29"/>
      <text:h text:style-name="P39" text:outline-level="1">Custo Estimado</text:h>
      <text:p text:style-name="P32">O custo é aproximadamente uma hora por semana, nas 16 semanas previstas para execução do projeto.</text:p>
      <text:p text:style-name="P31"/>
      <text:p text:style-name="P28">10. Ferramentas utilizadas</text:p>
      <text:p text:style-name="P27">Para execução do projeto serão utilizados o NetBeans 8.1, Astah-Community <text:span text:style-name="T8">e GitHub</text:span>.</text:p>
      <text:p text:style-name="P27"/>
      <text:h text:style-name="P39" text:outline-level="1">Gerente do Projeto</text:h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4" text:outline-level="2">Nome: <text:span text:style-name="T7">Marco Cezar M. de Mattos</text:span></text:h>
          </table:table-cell>
          <table:table-cell table:style-name="Table3.B1" office:value-type="string">
            <text:h text:style-name="P35" text:outline-level="2">Email: <text:span text:style-name="T7">marco.cmm@gmail.com</text:span></text:h>
          </table:table-cell>
        </table:table-row>
      </table:table>
      <text:p text:style-name="P25"/>
      <text:h text:style-name="P39" text:outline-level="1">Aprovação do Termo de Abertura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2">Unidade Demandante</text:p>
          </table:table-cell>
          <table:table-cell table:style-name="Table4.B1" office:value-type="string">
            <text:p text:style-name="P9">Data</text:p>
          </table:table-cell>
          <table:table-cell table:style-name="Table4.C1" office:value-type="string">
            <text:p text:style-name="P23">Assinatura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9CC1BA9232F1DB8F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013B1F1D591ADC8D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31T20:14:09.277782250</dc:date>
    <meta:print-date>2010-10-06T12:21:00</meta:print-date>
    <meta:editing-cycles>86</meta:editing-cycles>
    <meta:editing-duration>PT4H22M21S</meta:editing-duration>
    <meta:generator>LibreOffice/5.1.4.2$Linux_X86_64 LibreOffice_project/10m0$Build-2</meta:generator>
    <meta:document-statistic meta:table-count="6" meta:image-count="2" meta:object-count="0" meta:page-count="2" meta:paragraph-count="49" meta:word-count="370" meta:character-count="2430" meta:non-whitespace-character-count="2116"/>
  </office:meta>
</office:document-meta>
</file>